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 office:value-type="string">
            <text:p>The enemy seems to be able to use these
really powerful light-elemental attacks. Be
careful out there...</text:p>
          </table:table-cell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 office:value-type="string">
            <text:p>If it's not the Heavenly Maidens! We have
been waiting eagerly for your arrival!</text:p>
          </table:table-cell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 office:value-type="string">
            <text:p>The demon that calls itself a Hellish King has
set up camp in the Rūjī Ruins to the west.</text:p>
          </table:table-cell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 office:value-type="string">
            <text:p>I believe you can reach the Rūjī Ruins by taking
this path west, then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